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e21e5" officeooo:paragraph-rsid="001e21e5" style:font-size-asian="18pt" style:font-size-complex="18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fea95" officeooo:paragraph-rsid="001fea95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Initiation aux réseaux(informatique)</text:h>
      <text:p text:style-name="P1"/>
      <text:list text:style-name="L1">
        <text:list-item>
          <text:p text:style-name="P3">Nginx ou apach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08:14:31.194000000</meta:creation-date>
    <dc:date>2023-10-20T09:14:59.334000000</dc:date>
    <meta:editing-duration>PT2H41M18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7" meta:character-count="52" meta:non-whitespace-character-count="48"/>
  </office:meta>
</office:document-meta>
</file>